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RS_Tab_G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ID</text:p>
          </table:table-cell>
          <table:table-cell office:value-type="string">
            <text:p>ID interim</text:p>
          </table:table-cell>
          <table:table-cell office:value-type="string">
            <text:p>Fundnr</text:p>
          </table:table-cell>
          <table:table-cell office:value-type="string">
            <text:p>Anzahl</text:p>
          </table:table-cell>
          <table:table-cell office:value-type="string">
            <text:p>Typ</text:p>
          </table:table-cell>
          <table:table-cell office:value-type="string">
            <text:p>Basic_Type</text:p>
          </table:table-cell>
          <table:table-cell office:value-type="string">
            <text:p>Merkmal1</text:p>
          </table:table-cell>
          <table:table-cell office:value-type="string">
            <text:p>Anmerk</text:p>
          </table:table-cell>
          <table:table-cell office:value-type="string">
            <text:p>DMmax</text:p>
          </table:table-cell>
          <table:table-cell office:value-type="string">
            <text:p>Dmproz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sum_BTges</text:p>
          </table:table-cell>
          <table:table-cell office:value-type="string">
            <text:p>test2</text:p>
          </table:table-cell>
        </table:table-row>
        <table:table-row>
          <table:table-cell/>
          <table:table-cell/>
          <table:table-cell office:value-type="string">
            <text:p>123041</text:p>
          </table:table-cell>
          <table:table-cell office:value-type="string">
            <text:p>2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WB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Kerb1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Kerb2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50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50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WBKL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50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00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04</text:p>
          </table:table-cell>
          <table:table-cell office:value-type="string">
            <text:p>2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06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07</text:p>
          </table:table-cell>
          <table:table-cell office:value-type="string">
            <text:p>1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34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50</text:p>
          </table:table-cell>
          <table:table-cell office:value-type="string">
            <text:p>3</text:p>
          </table:table-cell>
          <table:table-cell office:value-type="string">
            <text:p>T1-T8</text:p>
          </table:table-cell>
          <table:table-cell office:value-type="string">
            <text:p>T</text:p>
          </table:table-cell>
          <table:table-cell office:value-type="string">
            <text:p>Teterow/Vipperow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52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52</text:p>
          </table:table-cell>
          <table:table-cell office:value-type="string">
            <text:p>5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52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/>
          <table:table-cell office:value-type="string">
            <text:p>WBKL</text:p>
          </table:table-cell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16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3</text:p>
          </table:table-cell>
          <table:table-cell office:value-type="string">
            <text:p>T1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1</text:p>
          </table:table-cell>
          <table:table-cell office:value-type="string">
            <text:p>T1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Garz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3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3</text:p>
          </table:table-cell>
          <table:table-cell office:value-type="string">
            <text:p>T3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2</text:p>
          </table:table-cell>
          <table:table-cell office:value-type="string">
            <text:p>4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4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4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4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8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4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1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6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1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/>
          <table:table-cell/>
          <table:table-cell office:value-type="string">
            <text:p>16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1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3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GF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6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3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WBGR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89</text:p>
          </table:table-cell>
          <table:table-cell office:value-type="string">
            <text:p>1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2</text:p>
          </table:table-cell>
        </table:table-row>
        <table:table-row>
          <table:table-cell/>
          <table:table-cell/>
          <table:table-cell office:value-type="string">
            <text:p>1230296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96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296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02</text:p>
          </table:table-cell>
          <table:table-cell office:value-type="string">
            <text:p>1</text:p>
          </table:table-cell>
          <table:table-cell office:value-type="string">
            <text:p>K2</text:p>
          </table:table-cell>
          <table:table-cell office:value-type="string">
            <text:p>K</text:p>
          </table:table-cell>
          <table:table-cell office:value-type="string">
            <text:p>Kerb1(?)</text:p>
          </table:table-cell>
          <table:table-cell/>
          <table:table-cell office:value-type="string">
            <text:p>18</text:p>
          </table:table-cell>
          <table:table-cell office:value-type="string">
            <text:p>5</text:p>
          </table:table-cell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02</text:p>
          </table:table-cell>
          <table:table-cell office:value-type="string">
            <text:p>1</text:p>
          </table:table-cell>
          <table:table-cell office:value-type="string">
            <text:p>T1?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18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22</text:p>
          </table:table-cell>
          <table:table-cell office:value-type="string">
            <text:p>1</text:p>
          </table:table-cell>
          <table:table-cell office:value-type="string">
            <text:p>T6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23</text:p>
          </table:table-cell>
          <table:table-cell office:value-type="string">
            <text:p>1</text:p>
          </table:table-cell>
          <table:table-cell office:value-type="string">
            <text:p>T7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24</text:p>
          </table:table-cell>
          <table:table-cell office:value-type="string">
            <text:p>1</text:p>
          </table:table-cell>
          <table:table-cell office:value-type="string">
            <text:p>T3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25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 office:value-type="string">
            <text:p>Vipp GF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27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33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WBGR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0</text:p>
          </table:table-cell>
          <table:table-cell office:value-type="string">
            <text:p>1</text:p>
          </table:table-cell>
          <table:table-cell office:value-type="string">
            <text:p>K2</text:p>
          </table:table-cell>
          <table:table-cell office:value-type="string">
            <text:p>K</text:p>
          </table:table-cell>
          <table:table-cell office:value-type="string">
            <text:p>WBGR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0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0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 office:value-type="string">
            <text:p>18</text:p>
          </table:table-cell>
          <table:table-cell office:value-type="string">
            <text:p>5</text:p>
          </table:table-cell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0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0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3</text:p>
          </table:table-cell>
          <table:table-cell office:value-type="string">
            <text:p>1</text:p>
          </table:table-cell>
          <table:table-cell office:value-type="string">
            <text:p>K5</text:p>
          </table:table-cell>
          <table:table-cell office:value-type="string">
            <text:p>K</text:p>
          </table:table-cell>
          <table:table-cell/>
          <table:table-cell office:value-type="string">
            <text:p>Bobzin?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 office:value-type="string">
            <text:p>GF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GF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8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7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1</text:p>
          </table:table-cell>
          <table:table-cell office:value-type="string">
            <text:p>T13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4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2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4</text:p>
          </table:table-cell>
          <table:table-cell office:value-type="string">
            <text:p>3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1</text:p>
          </table:table-cell>
          <table:table-cell office:value-type="string">
            <text:p>G4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/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WBKL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 office:value-type="string">
            <text:p>GF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6</text:p>
          </table:table-cell>
          <table:table-cell office:value-type="string">
            <text:p>1</text:p>
          </table:table-cell>
          <table:table-cell office:value-type="string">
            <text:p>T4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48</text:p>
          </table:table-cell>
          <table:table-cell office:value-type="string">
            <text:p>3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48</text:p>
          </table:table-cell>
          <table:table-cell office:value-type="string">
            <text:p>7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2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3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1</text:p>
          </table:table-cell>
          <table:table-cell office:value-type="string">
            <text:p>T10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3</text:p>
          </table:table-cell>
          <table:table-cell office:value-type="string">
            <text:p>T13</text:p>
          </table:table-cell>
          <table:table-cell office:value-type="string">
            <text:p>T</text:p>
          </table:table-cell>
          <table:table-cell office:value-type="string">
            <text:p>Zylinderhals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1</text:p>
          </table:table-cell>
          <table:table-cell office:value-type="string">
            <text:p>3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3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53</text:p>
          </table:table-cell>
          <table:table-cell office:value-type="string">
            <text:p>1</text:p>
          </table:table-cell>
          <table:table-cell office:value-type="string">
            <text:p>T14</text:p>
          </table:table-cell>
          <table:table-cell office:value-type="string">
            <text:p>T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67</text:p>
          </table:table-cell>
          <table:table-cell office:value-type="string">
            <text:p>6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67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 office:value-type="string">
            <text:p>KerbstichKL</text:p>
          </table:table-cell>
          <table:table-cell office:value-type="string">
            <text:p> Kerb1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67</text:p>
          </table:table-cell>
          <table:table-cell office:value-type="string">
            <text:p>7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67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 office:value-type="string">
            <text:p>16</text:p>
          </table:table-cell>
          <table:table-cell office:value-type="string">
            <text:p>11</text:p>
          </table:table-cell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67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80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83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83</text:p>
          </table:table-cell>
          <table:table-cell office:value-type="string">
            <text:p>2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85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87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0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0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2</text:p>
          </table:table-cell>
          <table:table-cell office:value-type="string">
            <text:p>6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2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2</text:p>
          </table:table-cell>
          <table:table-cell office:value-type="string">
            <text:p>1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4</text:p>
          </table:table-cell>
          <table:table-cell office:value-type="string">
            <text:p>8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4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5</text:p>
          </table:table-cell>
          <table:table-cell office:value-type="string">
            <text:p>8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5</text:p>
          </table:table-cell>
          <table:table-cell office:value-type="string">
            <text:p>1</text:p>
          </table:table-cell>
          <table:table-cell office:value-type="string">
            <text:p>T10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5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6</text:p>
          </table:table-cell>
          <table:table-cell office:value-type="string">
            <text:p>10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398</text:p>
          </table:table-cell>
          <table:table-cell office:value-type="string">
            <text:p>1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398</text:p>
          </table:table-cell>
          <table:table-cell office:value-type="string">
            <text:p>24</text:p>
          </table:table-cell>
          <table:table-cell office:value-type="string">
            <text:p>T1-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00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02</text:p>
          </table:table-cell>
          <table:table-cell office:value-type="string">
            <text:p>1</text:p>
          </table:table-cell>
          <table:table-cell office:value-type="string">
            <text:p>G3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/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02</text:p>
          </table:table-cell>
          <table:table-cell office:value-type="string">
            <text:p>16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02</text:p>
          </table:table-cell>
          <table:table-cell office:value-type="string">
            <text:p>1</text:p>
          </table:table-cell>
          <table:table-cell office:value-type="string">
            <text:p>T14</text:p>
          </table:table-cell>
          <table:table-cell office:value-type="string">
            <text:p>T</text:p>
          </table:table-cell>
          <table:table-cell/>
          <table:table-cell office:value-type="string">
            <text:p>WB</text:p>
          </table:table-cell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02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05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06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09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09</text:p>
          </table:table-cell>
          <table:table-cell office:value-type="string">
            <text:p>9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09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1</text:p>
          </table:table-cell>
          <table:table-cell office:value-type="string">
            <text:p>5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1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5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18</text:p>
          </table:table-cell>
          <table:table-cell office:value-type="string">
            <text:p>1</text:p>
          </table:table-cell>
          <table:table-cell office:value-type="string">
            <text:p>G4</text:p>
          </table:table-cell>
          <table:table-cell office:value-type="string">
            <text:p>G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18</text:p>
          </table:table-cell>
          <table:table-cell office:value-type="string">
            <text:p>2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18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18</text:p>
          </table:table-cell>
          <table:table-cell office:value-type="string">
            <text:p>1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18</text:p>
          </table:table-cell>
          <table:table-cell office:value-type="string">
            <text:p>2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0</text:p>
          </table:table-cell>
          <table:table-cell office:value-type="string">
            <text:p>2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0</text:p>
          </table:table-cell>
          <table:table-cell office:value-type="string">
            <text:p>7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0</text:p>
          </table:table-cell>
          <table:table-cell office:value-type="string">
            <text:p>2</text:p>
          </table:table-cell>
          <table:table-cell office:value-type="string">
            <text:p>T1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0</text:p>
          </table:table-cell>
          <table:table-cell office:value-type="string">
            <text:p>1</text:p>
          </table:table-cell>
          <table:table-cell office:value-type="string">
            <text:p>T12</text:p>
          </table:table-cell>
          <table:table-cell office:value-type="string">
            <text:p>T</text:p>
          </table:table-cell>
          <table:table-cell office:value-type="string">
            <text:p>WBKL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1</text:p>
          </table:table-cell>
          <table:table-cell office:value-type="string">
            <text:p>1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 schmal</text:p>
          </table:table-cell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1</text:p>
          </table:table-cell>
          <table:table-cell office:value-type="string">
            <text:p>3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1</text:p>
          </table:table-cell>
          <table:table-cell office:value-type="string">
            <text:p>5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7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8</text:p>
          </table:table-cell>
          <table:table-cell office:value-type="string">
            <text:p>3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/>
          <table:table-cell office:value-type="string">
            <text:p>WBKL</text:p>
          </table:table-cell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8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 office:value-type="string">
            <text:p>Kerb3</text:p>
          </table:table-cell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8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8</text:p>
          </table:table-cell>
          <table:table-cell office:value-type="string">
            <text:p>1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29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 office:value-type="string">
            <text:p>GF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9</text:p>
          </table:table-cell>
          <table:table-cell office:value-type="string">
            <text:p>20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9</text:p>
          </table:table-cell>
          <table:table-cell office:value-type="string">
            <text:p>6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 office:value-type="string">
            <text:p>Vipperow/Teterow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9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29</text:p>
          </table:table-cell>
          <table:table-cell office:value-type="string">
            <text:p>1</text:p>
          </table:table-cell>
          <table:table-cell office:value-type="string">
            <text:p>T6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3</text:p>
          </table:table-cell>
          <table:table-cell office:value-type="string">
            <text:p>1</text:p>
          </table:table-cell>
          <table:table-cell office:value-type="string">
            <text:p>Su</text:p>
          </table:table-cell>
          <table:table-cell office:value-type="string">
            <text:p>S</text:p>
          </table:table-cell>
          <table:table-cell office:value-type="string">
            <text:p>Sukow</text:p>
          </table:table-cell>
          <table:table-cell/>
          <table:table-cell/>
          <table:table-cell/>
          <table:table-cell/>
          <table:table-cell/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34</text:p>
          </table:table-cell>
          <table:table-cell office:value-type="string">
            <text:p>2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5</text:p>
          </table:table-cell>
        </table:table-row>
        <table:table-row>
          <table:table-cell/>
          <table:table-cell/>
          <table:table-cell office:value-type="string">
            <text:p>1230434</text:p>
          </table:table-cell>
          <table:table-cell office:value-type="string">
            <text:p>3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/>
          <table:table-cell/>
          <table:table-cell office:value-type="string">
            <text:p>16</text:p>
          </table:table-cell>
          <table:table-cell office:value-type="string">
            <text:p>5</text:p>
          </table:table-cell>
        </table:table-row>
        <table:table-row>
          <table:table-cell/>
          <table:table-cell/>
          <table:table-cell office:value-type="string">
            <text:p>1230434</text:p>
          </table:table-cell>
          <table:table-cell office:value-type="string">
            <text:p>1</text:p>
          </table:table-cell>
          <table:table-cell office:value-type="string">
            <text:p>G4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6</text:p>
          </table:table-cell>
          <table:table-cell office:value-type="string">
            <text:p>5</text:p>
          </table:table-cell>
        </table:table-row>
        <table:table-row>
          <table:table-cell/>
          <table:table-cell/>
          <table:table-cell office:value-type="string">
            <text:p>1230434</text:p>
          </table:table-cell>
          <table:table-cell office:value-type="string">
            <text:p>1</text:p>
          </table:table-cell>
          <table:table-cell office:value-type="string">
            <text:p>G4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 office:value-type="string">
            <text:p>GF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</table:table-row>
        <table:table-row>
          <table:table-cell/>
          <table:table-cell/>
          <table:table-cell office:value-type="string">
            <text:p>1230435</text:p>
          </table:table-cell>
          <table:table-cell office:value-type="string">
            <text:p>1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arz/Deckel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5</text:p>
          </table:table-cell>
          <table:table-cell office:value-type="string">
            <text:p>2</text:p>
          </table:table-cell>
          <table:table-cell office:value-type="string">
            <text:p>K3-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5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5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6</text:p>
          </table:table-cell>
          <table:table-cell office:value-type="string">
            <text:p>1</text:p>
          </table:table-cell>
          <table:table-cell office:value-type="string">
            <text:p>G1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 office:value-type="string">
            <text:p>GF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6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6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6</text:p>
          </table:table-cell>
          <table:table-cell office:value-type="string">
            <text:p>1</text:p>
          </table:table-cell>
          <table:table-cell office:value-type="string">
            <text:p>T14</text:p>
          </table:table-cell>
          <table:table-cell office:value-type="string">
            <text:p>T</text:p>
          </table:table-cell>
          <table:table-cell/>
          <table:table-cell office:value-type="string">
            <text:p>WB</text:p>
          </table:table-cell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6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39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39</text:p>
          </table:table-cell>
          <table:table-cell office:value-type="string">
            <text:p>1</text:p>
          </table:table-cell>
          <table:table-cell office:value-type="string">
            <text:p>T6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2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2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3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4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 office:value-type="string">
            <text:p>WBKL</text:p>
          </table:table-cell>
          <table:table-cell office:value-type="string">
            <text:p> Kerb1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4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5</text:p>
          </table:table-cell>
          <table:table-cell office:value-type="string">
            <text:p>2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Vipperow</text:p>
          </table:table-cell>
          <table:table-cell office:value-type="string">
            <text:p>WBKL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5</text:p>
          </table:table-cell>
          <table:table-cell office:value-type="string">
            <text:p>7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6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46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0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1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Vipperow</text:p>
          </table:table-cell>
          <table:table-cell office:value-type="string">
            <text:p>WBKL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1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1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1</text:p>
          </table:table-cell>
          <table:table-cell office:value-type="string">
            <text:p>1</text:p>
          </table:table-cell>
          <table:table-cell office:value-type="string">
            <text:p>T10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4</text:p>
          </table:table-cell>
          <table:table-cell office:value-type="string">
            <text:p>1</text:p>
          </table:table-cell>
          <table:table-cell office:value-type="string">
            <text:p>K6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4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4</text:p>
          </table:table-cell>
          <table:table-cell office:value-type="string">
            <text:p>3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54</text:p>
          </table:table-cell>
          <table:table-cell office:value-type="string">
            <text:p>1</text:p>
          </table:table-cell>
          <table:table-cell office:value-type="string">
            <text:p>T4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1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1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3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4</text:p>
          </table:table-cell>
          <table:table-cell office:value-type="string">
            <text:p>1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7</text:p>
          </table:table-cell>
          <table:table-cell office:value-type="string">
            <text:p>1</text:p>
          </table:table-cell>
          <table:table-cell office:value-type="string">
            <text:p>AA</text:p>
          </table:table-cell>
          <table:table-cell office:value-type="string">
            <text:p>AA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7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7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7</text:p>
          </table:table-cell>
          <table:table-cell office:value-type="string">
            <text:p>1</text:p>
          </table:table-cell>
          <table:table-cell office:value-type="string">
            <text:p>T14</text:p>
          </table:table-cell>
          <table:table-cell office:value-type="string">
            <text:p>T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67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3</text:p>
          </table:table-cell>
          <table:table-cell office:value-type="string">
            <text:p>3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5</text:p>
          </table:table-cell>
          <table:table-cell office:value-type="string">
            <text:p>5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5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5</text:p>
          </table:table-cell>
          <table:table-cell office:value-type="string">
            <text:p>2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5</text:p>
          </table:table-cell>
          <table:table-cell office:value-type="string">
            <text:p>1</text:p>
          </table:table-cell>
          <table:table-cell office:value-type="string">
            <text:p>T5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6</text:p>
          </table:table-cell>
          <table:table-cell office:value-type="string">
            <text:p>1</text:p>
          </table:table-cell>
          <table:table-cell office:value-type="string">
            <text:p>K1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6</text:p>
          </table:table-cell>
          <table:table-cell office:value-type="string">
            <text:p>2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 office:value-type="string">
            <text:p>WBKL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6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6</text:p>
          </table:table-cell>
          <table:table-cell office:value-type="string">
            <text:p>3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7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7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7</text:p>
          </table:table-cell>
          <table:table-cell office:value-type="string">
            <text:p>1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7</text:p>
          </table:table-cell>
          <table:table-cell office:value-type="string">
            <text:p>2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K3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4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Vipperow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T10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78</text:p>
          </table:table-cell>
          <table:table-cell office:value-type="string">
            <text:p>1</text:p>
          </table:table-cell>
          <table:table-cell office:value-type="string">
            <text:p>T8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0</text:p>
          </table:table-cell>
          <table:table-cell office:value-type="string">
            <text:p>1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WB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Kerb3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2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 office:value-type="string">
            <text:p>GF</text:p>
          </table:table-cell>
          <table:table-cell/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4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2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1</text:p>
          </table:table-cell>
          <table:table-cell office:value-type="string">
            <text:p>3</text:p>
          </table:table-cell>
          <table:table-cell office:value-type="string">
            <text:p>T3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84</text:p>
          </table:table-cell>
          <table:table-cell office:value-type="string">
            <text:p>1</text:p>
          </table:table-cell>
          <table:table-cell office:value-type="string">
            <text:p>G2</text:p>
          </table:table-cell>
          <table:table-cell office:value-type="string">
            <text:p>G</text:p>
          </table:table-cell>
          <table:table-cell office:value-type="string">
            <text:p>Garz</text:p>
          </table:table-cell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84</text:p>
          </table:table-cell>
          <table:table-cell office:value-type="string">
            <text:p>2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84</text:p>
          </table:table-cell>
          <table:table-cell office:value-type="string">
            <text:p>1</text:p>
          </table:table-cell>
          <table:table-cell office:value-type="string">
            <text:p>T5?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1</text:p>
          </table:table-cell>
        </table:table-row>
        <table:table-row>
          <table:table-cell/>
          <table:table-cell/>
          <table:table-cell office:value-type="string">
            <text:p>1230493</text:p>
          </table:table-cell>
          <table:table-cell office:value-type="string">
            <text:p>4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/>
          <table:table-cell/>
          <table:table-cell/>
          <table:table-cell office:value-type="string">
            <text:p>GF</text:p>
          </table:table-cell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93</text:p>
          </table:table-cell>
          <table:table-cell office:value-type="string">
            <text:p>1</text:p>
          </table:table-cell>
          <table:table-cell office:value-type="string">
            <text:p>K4</text:p>
          </table:table-cell>
          <table:table-cell office:value-type="string">
            <text:p>K</text:p>
          </table:table-cell>
          <table:table-cell/>
          <table:table-cell office:value-type="string">
            <text:p>Kerb3</text:p>
          </table:table-cell>
          <table:table-cell/>
          <table:table-cell/>
          <table:table-cell/>
          <table:table-cell/>
          <table:table-cell office:value-type="string">
            <text:p>100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93</text:p>
          </table:table-cell>
          <table:table-cell office:value-type="string">
            <text:p>5</text:p>
          </table:table-cell>
          <table:table-cell office:value-type="string">
            <text:p>T1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93</text:p>
          </table:table-cell>
          <table:table-cell office:value-type="string">
            <text:p>4</text:p>
          </table:table-cell>
          <table:table-cell office:value-type="string">
            <text:p>T2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  <table:table-row>
          <table:table-cell/>
          <table:table-cell/>
          <table:table-cell office:value-type="string">
            <text:p>1230493</text:p>
          </table:table-cell>
          <table:table-cell office:value-type="string">
            <text:p>1</text:p>
          </table:table-cell>
          <table:table-cell office:value-type="string">
            <text:p>T3</text:p>
          </table:table-cell>
          <table:table-cell office:value-type="string">
            <text:p>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441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